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CheckForm.getj_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heckForm.setj_password( String j_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heckForm.setj_username( String j_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heckForm.getj_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